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c5f4c" officeooo:paragraph-rsid="001c5f4c"/>
    </style:style>
    <style:style style:name="P2" style:family="paragraph" style:parent-style-name="Heading_20_2">
      <style:text-properties officeooo:rsid="001c5f4c" officeooo:paragraph-rsid="001c5f4c"/>
    </style:style>
    <style:style style:name="P3" style:family="paragraph" style:parent-style-name="Standard">
      <style:text-properties officeooo:paragraph-rsid="001b50f9"/>
    </style:style>
    <style:style style:name="P4" style:family="paragraph" style:parent-style-name="Standard" style:list-style-name="L1">
      <style:text-properties officeooo:paragraph-rsid="001b50f9"/>
    </style:style>
    <style:style style:name="P5" style:family="paragraph" style:parent-style-name="Text_20_body">
      <style:text-properties officeooo:rsid="001c5f4c" officeooo:paragraph-rsid="001c5f4c"/>
    </style:style>
    <style:style style:name="P6" style:family="paragraph" style:parent-style-name="Text_20_body" style:list-style-name="L2">
      <style:text-properties officeooo:rsid="001c5f4c" officeooo:paragraph-rsid="001c5f4c"/>
    </style:style>
    <style:style style:name="T1" style:family="text">
      <style:text-properties officeooo:rsid="001c5f4c"/>
    </style:style>
    <style:style style:name="T2" style:family="text">
      <style:text-properties style:text-position="super 58%"/>
    </style:style>
    <style:style style:name="T3" style:family="text">
      <style:text-properties style:text-position="super 58%" fo:font-style="italic" style:font-style-asian="italic" style:font-style-complex="italic"/>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Heading_20_1" text:outline-level="1">Undigitized</text:h>
      <text:p text:style-name="P3">A game about a fictional way to take digital objects into the real world, <text:span text:style-name="T1">its impact and its consequences.</text:span></text:p>
      <text:h text:style-name="P2" text:outline-level="2">Science fiction</text:h>
      <text:p text:style-name="P5">It is impossible to take digital objects and make them into physical objects (unless you are printing paper, or certain 3D printer objects) there is no possibility of this being possible. If there was, more effort would go into it than there would be in things like cancer research. If it was possible, every government in the world would be trying to utilize this power, as the first government to do so could spawn enough equipment to take over the entire world in less than 1 second (if a country spawned 44 billion tanks, no-one would dare fight them, they would just surrender, as they would be faced against more tanks than the world has people)</text:p>
      <text:h text:style-name="P2" text:outline-level="2">Game programming and statistics</text:h>
      <text:p text:style-name="P5">Write in: GDScript, Python, GLSL</text:p>
      <text:p text:style-name="P5">License: GPL3</text:p>
      <text:p text:style-name="P5">Source model: Free, Libre and Open Source Software</text:p>
      <text:p text:style-name="P5">Age rating: Varies, can be E, E10+, T, or M (depending on how you play the game)</text:p>
      <text:h text:style-name="P2" text:outline-level="2">Aspects</text:h>
      <text:list xml:id="list2749585542" text:style-name="L1">
        <text:list-item>
          <text:p text:style-name="P4">A plethora of scenarios</text:p>
        </text:list-item>
        <text:list-item>
          <text:p text:style-name="P4">Open world game</text:p>
        </text:list-item>
      </text:list>
      <text:h text:style-name="P2" text:outline-level="2">Scenarios</text:h>
      <text:list xml:id="list1509697930" text:style-name="L2">
        <text:list-item>
          <text:p text:style-name="P6">Create some :)</text:p>
        </text:list-item>
      </text:list>
      <text:h text:style-name="P2" text:outline-level="2">Trivia</text:h>
      <text:p text:style-name="P5">I thought of this idea when playing AdVenture Communist on 2023, April 22<text:span text:style-name="T2">nd</text:span>, but didn’t write it down until the night of 2023, April 23<text:span text:style-name="T2">rd</text:span> (before 2:00 am)</text:p>
      <text:h text:style-name="P1" text:outline-level="1">File info</text:h>
      <text:p text:style-name="P5"><text:span text:style-name="T5">File version:</text:span> <text:span text:style-name="T6">1 (2023, Sunday, April 23</text:span><text:span text:style-name="T3">rd</text:span><text:span text:style-name="T6"> at 9:48 pm PST)</text:span></text:p>
      <text:p text:style-name="P5"><text:span text:style-name="T5">Word count: </text:span><text:span text:style-name="T6">245</text:span></text:p>
      <text:p text:style-name="P5"><text:span text:style-name="T5">Character count: </text:span><text:span text:style-name="T6">1,375</text:span></text:p>
      <text:p text:style-name="P5"><text:span text:style-name="T5">File format: </text:span><text:span text:style-name="T6">OpenDocument Text (*.odt)</text:span></text:p>
      <text:p text:style-name="P5"><text:soft-page-break/><text:span text:style-name="T5">Page count:</text:span> <text:span text:style-name="T6">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21:15:34.661068962</meta:creation-date>
    <dc:date>2023-04-23T21:48:16.539740999</dc:date>
    <meta:editing-duration>PT16M2S</meta:editing-duration>
    <meta:editing-cycles>1</meta:editing-cycles>
    <meta:document-statistic meta:table-count="0" meta:image-count="0" meta:object-count="0" meta:page-count="2" meta:paragraph-count="22" meta:word-count="245" meta:character-count="1375" meta:non-whitespace-character-count="1155"/>
    <meta:generator>LibreOffice/7.3.2.2$Linux_X86_64 LibreOffice_project/30$Build-2</meta:generator>
  </office:meta>
</office:document-meta>
</file>